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26E0000012DEEE613EA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6E20000015F27CDBA75.svm" manifest:media-type=""/>
  <manifest:file-entry manifest:full-path="Pictures/20000001000002760000012D3BA49B56.svm" manifest:media-type=""/>
  <manifest:file-entry manifest:full-path="Pictures/20000001000002AD0000012D4F3DC39D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20000033D000001BF91088CE7.eps" manifest:media-type=""/>
  <manifest:file-entry manifest:full-path="Pictures/20000001000002760000012DC64F301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R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 \beta+1\right) R_{m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33cm" svg:height="5.841cm" svg:x="0.763cm" svg:y="1.01cm">
          <draw:image xlink:href="Pictures/200000020000033D000001BF91088CE7.eps" xlink:type="simple" xlink:show="embed" xlink:actuate="onLoad">
            <text:p/>
          </draw:image>
        </draw:frame>
        <draw:frame draw:style-name="gr2" draw:text-style-name="P2" draw:layer="layout" svg:width="0.937cm" svg:height="0.911cm" svg:x="11.815cm" svg:y="0.28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166cm" svg:y="0.29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0.193cm" svg:y="6.65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3" draw:layer="layout" svg:width="0.748cm" svg:height="0.725cm" svg:x="3.553cm" svg:y="4.28cm">
          <draw:text-box>
            <text:p><text:span text:style-name="T2">+</text:span></text:p>
          </draw:text-box>
        </draw:frame>
        <draw:frame draw:style-name="gr2" draw:text-style-name="P3" draw:layer="layout" svg:width="0.642cm" svg:height="0.725cm" svg:x="3.621cm" svg:y="4.875cm">
          <draw:text-box>
            <text:p><text:span text:style-name="T2">-</text:span></text:p>
          </draw:text-box>
        </draw:frame>
        <draw:custom-shape draw:style-name="gr3" draw:text-style-name="P1" xml:id="id2" draw:id="id2" draw:layer="layout" svg:width="1.984cm" svg:height="3.401cm" svg:x="1.739cm" svg:y="3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2.785cm -0.452cm" svg:x1="4.191cm" svg:y1="7.319cm" svg:x2="2.731cm" svg:y2="7.37cm" draw:start-shape="id1" draw:start-glue-point="3" draw:end-shape="id2" draw:end-glue-point="8" svg:d="m4191 7319c-252 0-210 114-512 193s-948 123-948-142">
          <text:p/>
        </draw:connector>
        <draw:connector draw:style-name="gr4" draw:text-style-name="P1" draw:layer="layout" draw:type="curve" draw:line-skew="-0.085cm" svg:x1="7.424cm" svg:y1="7.128cm" svg:x2="6.275cm" svg:y2="7.106cm" draw:end-shape="id3" draw:end-glue-point="8" svg:d="m7424 7128c0 591-1149 602-1149-22">
          <text:p/>
        </draw:connector>
        <draw:line draw:style-name="gr4" draw:text-style-name="P1" draw:layer="layout" svg:x1="5.893cm" svg:y1="4.367cm" svg:x2="5.344cm" svg:y2="4.367cm">
          <text:p/>
        </draw:line>
        <draw:custom-shape draw:style-name="gr3" draw:text-style-name="P1" xml:id="id3" draw:id="id3" draw:layer="layout" svg:width="1.172cm" svg:height="2.759cm" svg:x="5.689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748cm" svg:height="0.725cm" svg:x="3.327cm" svg:y="0.968cm">
          <draw:text-box>
            <text:p><text:span text:style-name="T2">+</text:span></text:p>
          </draw:text-box>
        </draw:frame>
        <draw:frame draw:style-name="gr2" draw:text-style-name="P3" draw:layer="layout" svg:width="0.642cm" svg:height="0.725cm" svg:x="3.38cm" svg:y="1.593cm">
          <draw:text-box>
            <text:p><text:span text:style-name="T2">-</text:span></text:p>
          </draw:text-box>
        </draw:frame>
        <draw:custom-shape draw:style-name="gr3" draw:text-style-name="P1" xml:id="id5" draw:id="id5" draw:layer="layout" svg:width="1.059cm" svg:height="1.795cm" svg:x="3.27cm" svg:y="2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568cm" svg:y1="3.841cm" svg:x2="4.174cm" svg:y2="3.594cm" draw:start-shape="id4" draw:start-glue-point="3" draw:end-shape="id5" draw:end-glue-point="9" svg:d="m4568 3841c-178 0 18-247-394-247">
          <text:p/>
        </draw:connector>
        <draw:frame draw:style-name="gr5" draw:text-style-name="P1" draw:layer="layout" svg:width="0.335cm" svg:height="0.258cm" svg:x="7.238cm" svg:y="2.273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8.126cm" svg:y="0.96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8.411cm" svg:y="3.09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9.06cm" svg:y="3.09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7cm" svg:height="0.355cm" svg:x="9.197cm" svg:y="1.92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10.21cm" svg:y="1.334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11.667cm" svg:y="2.27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11.183cm" svg:y="0.655cm">
          <draw:image xlink:href="Pictures/2000000100000124000000D8A19DD694.svm" xlink:type="simple" xlink:show="embed" xlink:actuate="onLoad">
            <text:p/>
          </draw:image>
        </draw:frame>
        <draw:frame draw:style-name="gr13" draw:text-style-name="P1" draw:layer="layout" svg:width="0.684cm" svg:height="0.3cm" svg:x="10.209cm" svg:y="2.657cm">
          <draw:image xlink:href="Pictures/20000001000002AD0000012D4F3DC39D.svm" xlink:type="simple" xlink:show="embed" xlink:actuate="onLoad">
            <text:p/>
          </draw:image>
        </draw:frame>
        <draw:frame draw:style-name="gr12" draw:text-style-name="P1" draw:layer="layout" svg:width="0.349cm" svg:height="0.258cm" svg:x="6.327cm" svg:y="1.082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517cm" svg:height="0.355cm" svg:x="6.236cm" svg:y="1.921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4.763cm" svg:y="1.91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845cm" svg:height="0.228cm" svg:x="4.541cm" svg:y="1.347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486cm" svg:height="0.258cm" svg:x="3.458cm" svg:y="1.533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0.472cm" svg:height="0.258cm" svg:x="2.702cm" svg:y="1.526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7cm" svg:height="0.355cm" svg:x="2.878cm" svg:y="2.34cm">
          <draw:image xlink:href="Pictures/20000001000001D100000129A37F3893.svm" xlink:type="simple" xlink:show="embed" xlink:actuate="onLoad">
            <text:p/>
          </draw:image>
        </draw:frame>
        <draw:frame draw:style-name="gr17" draw:text-style-name="P1" draw:layer="layout" svg:width="0.821cm" svg:height="0.36cm" svg:x="4.248cm" svg:y="2.335cm">
          <draw:image xlink:href="Pictures/20000001000002AD0000012D4F3DC39D.svm" xlink:type="simple" xlink:show="embed" xlink:actuate="onLoad">
            <text:p/>
          </draw:image>
        </draw:frame>
        <draw:frame draw:style-name="gr7" draw:text-style-name="P1" draw:layer="layout" svg:width="0.446cm" svg:height="0.355cm" svg:x="1.337cm" svg:y="2.77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648cm" svg:y="2.777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17cm" svg:height="0.36cm" svg:x="1.223cm" svg:y="1.389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0.319cm" svg:y="2.289cm">
          <draw:image xlink:href="Pictures/2000000100000118000000D851DC808A.svm" xlink:type="simple" xlink:show="embed" xlink:actuate="onLoad">
            <text:p/>
          </draw:image>
        </draw:frame>
        <draw:frame draw:style-name="gr18" draw:text-style-name="P1" xml:id="id4" draw:id="id4" draw:layer="layout" svg:width="0.755cm" svg:height="0.36cm" svg:x="4.568cm" svg:y="3.661cm">
          <draw:image xlink:href="Pictures/20000001000002760000012D3BA49B56.svm" xlink:type="simple" xlink:show="embed" xlink:actuate="onLoad">
            <text:p/>
          </draw:image>
        </draw:frame>
        <draw:frame draw:style-name="gr5" draw:text-style-name="P1" draw:layer="layout" svg:width="0.335cm" svg:height="0.258cm" svg:x="0.289cm" svg:y="5.596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363cm" svg:y="4.005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1.493cm" svg:y="5.998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71cm" svg:y="6.006cm">
          <draw:image xlink:href="Pictures/200000010000017D00000129E242AB27.svm" xlink:type="simple" xlink:show="embed" xlink:actuate="onLoad">
            <text:p/>
          </draw:image>
        </draw:frame>
        <draw:frame draw:style-name="gr19" draw:text-style-name="P1" draw:layer="layout" svg:width="1.409cm" svg:height="0.28cm" svg:x="3.46cm" svg:y="5.607cm">
          <draw:image xlink:href="Pictures/20000001000006E20000015F27CDBA75.svm" xlink:type="simple" xlink:show="embed" xlink:actuate="onLoad">
            <text:p/>
          </draw:image>
        </draw:frame>
        <draw:frame draw:style-name="gr20" draw:text-style-name="P1" draw:layer="layout" svg:width="0.335cm" svg:height="0.258cm" svg:x="2.826cm" svg:y="4.195cm">
          <draw:image xlink:href="Pictures/2000000100000118000000D80C1E522F.svm" xlink:type="simple" xlink:show="embed" xlink:actuate="onLoad">
            <text:p/>
          </draw:image>
        </draw:frame>
        <draw:frame draw:style-name="gr16" draw:text-style-name="P1" draw:layer="layout" svg:width="0.472cm" svg:height="0.258cm" svg:x="2.742cm" svg:y="4.84cm">
          <draw:image xlink:href="Pictures/200000010000018A000000D8A4D10E32.svm" xlink:type="simple" xlink:show="embed" xlink:actuate="onLoad">
            <text:p/>
          </draw:image>
        </draw:frame>
        <draw:frame draw:style-name="gr15" draw:text-style-name="P1" draw:layer="layout" svg:width="0.486cm" svg:height="0.258cm" svg:x="3.684cm" svg:y="4.841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283cm" svg:height="0.355cm" svg:x="5.653cm" svg:y="3.9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5.052cm" svg:y="4.623cm">
          <draw:image xlink:href="Pictures/200000010000034E000000E5D8367438.svm" xlink:type="simple" xlink:show="embed" xlink:actuate="onLoad">
            <text:p/>
          </draw:image>
        </draw:frame>
        <draw:frame draw:style-name="gr12" draw:text-style-name="P1" draw:layer="layout" svg:width="0.349cm" svg:height="0.258cm" svg:x="6.74cm" svg:y="4.366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552cm" svg:height="0.36cm" svg:x="5.293cm" svg:y="5.576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6.601cm" svg:y="5.581cm">
          <draw:image xlink:href="Pictures/20000001000001B000000129C1E76D42.svm" xlink:type="simple" xlink:show="embed" xlink:actuate="onLoad">
            <text:p/>
          </draw:image>
        </draw:frame>
        <draw:frame draw:style-name="gr22" draw:text-style-name="P1" xml:id="id1" draw:id="id1" draw:layer="layout" svg:width="0.745cm" svg:height="0.36cm" svg:x="4.191cm" svg:y="7.139cm">
          <draw:image xlink:href="Pictures/200000010000026E0000012DEEE613EA.svm" xlink:type="simple" xlink:show="embed" xlink:actuate="onLoad">
            <text:p/>
          </draw:image>
        </draw:frame>
        <draw:frame draw:style-name="gr23" draw:text-style-name="P1" draw:layer="layout" svg:width="0.755cm" svg:height="0.36cm" svg:x="6.974cm" svg:y="6.727cm">
          <draw:image xlink:href="Pictures/20000001000002760000012DC64F30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7:26:57</dc:date>
    <dc:creator>kkk </dc:creator>
    <meta:editing-duration>PT13M36S</meta:editing-duration>
    <meta:editing-cycles>2</meta:editing-cycles>
    <meta:generator>LibreOffice/3.3$Linux LibreOffice_project/330m19$Build-401</meta:generator>
    <meta:document-statistic meta:object-count="52"/>
  </office:meta>
</office:document-meta>
</file>